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color="#ffffff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start" fo:margin-left="0cm"/>
      <style:text-properties style:use-window-font-color="true"/>
    </style:style>
    <style:style style:name="ce15" style:family="table-cell" style:parent-style-name="Default">
      <style:table-cell-properties style:vertical-align="top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dotted #000000" fo:border-left="none" fo:border-right="none" fo:border-top="none"/>
      <style:text-properties style:use-window-font-color="true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3" table:default-cell-style-name="ce8"/>
        <table:table-column table:style-name="co4" table:number-columns-repeated="2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default-cell-style-name="ce12"/>
        <table:table-column table:style-name="co7" table:number-columns-repeated="1011" table:default-cell-style-name="ce12"/>
        <table:table-row table:style-name="ro1">
          <table:table-cell table:style-name="ce5" office:value-type="string" calcext:value-type="string">
            <text:p>Départ 11:47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5" office:value-type="string" calcext:value-type="string">
            <text:p>Durée</text:p>
          </table:table-cell>
          <table:table-cell table:style-name="Default"/>
          <table:table-cell table:style-name="ce10" table:number-columns-repeated="1015"/>
        </table:table-row>
        <table:table-row table:style-name="ro1">
          <table:table-cell office:value-type="string" calcext:value-type="string">
            <text:p>Arrivée 01:15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3h28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3])" office:value-type="string" office:string-value="13h28" calcext:value-type="string">
            <text:p>13h2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00: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09:07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8h26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7])" office:value-type="string" office:string-value="8h26" calcext:value-type="string">
            <text:p>8h26</text:p>
          </table:table-cell>
          <table:table-cell table:number-columns-repeated="1011"/>
        </table:table-row>
        <table:table-row table:style-name="ro1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Départ 19: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23:33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4h49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11])" office:value-type="string" office:string-value="4h49" calcext:value-type="string">
            <text:p>4h4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21: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07:41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0h27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15])" office:value-type="string" office:string-value="10h27" calcext:value-type="string">
            <text:p>10h27</text:p>
          </table:table-cell>
          <table:table-cell table:style-name="ce10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9: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21:51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3h46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19])" office:value-type="string" office:string-value="3h46" calcext:value-type="string">
            <text:p>3h4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08: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10:47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style-name="ce10" table:number-columns-repeated="1011"/>
        </table:table-row>
        <table:table-row table:style-name="ro1">
          <table:table-cell table:style-name="ce7" office:value-type="string" calcext:value-type="string">
            <text:p>2h49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23])" office:value-type="string" office:string-value="2h49" calcext:value-type="string">
            <text:p>2h4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02: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22:08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20h30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27])" office:value-type="string" office:string-value="20h30" calcext:value-type="string">
            <text:p>20h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6:34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 table:number-columns-repeated="1017"/>
        </table:table-row>
        <table:table-row table:style-name="ro1">
          <table:table-cell office:value-type="string" calcext:value-type="string">
            <text:p>Arrivée 04:16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2h42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31])" office:value-type="string" office:string-value="12h42" calcext:value-type="string">
            <text:p>12h4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5: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16:24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h21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7" table:formula="of:=IF([.$A$36]=&quot;NO&quot;;&quot;&quot;;[.A35])" office:value-type="string" office:string-value="1h21" calcext:value-type="string">
            <text:p>1h2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042cm" fo:margin-bottom="0.145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00:29:35.88716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01T00:50:52.287832971</dc:date>
    <meta:editing-duration>PT27M57S</meta:editing-duration>
    <meta:editing-cycles>4</meta:editing-cycles>
    <meta:generator>LibreOffice/6.4.7.2$Linux_X86_64 LibreOffice_project/40$Build-2</meta:generator>
    <meta:document-statistic meta:table-count="1" meta:cell-count="56" meta:object-count="0"/>
  </office:meta>
</office:document-meta>
</file>